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C6000000224AEE0685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reeMono" svg:font-family="FreeMono, monospace"/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2" style:family="paragraph" style:parent-style-name="Text_20_body">
      <style:paragraph-properties fo:margin-top="0cm" fo:margin-bottom="0cm" fo:line-height="150%" fo:text-align="start" style:justify-single-word="false">
        <style:tab-stops>
          <style:tab-stop style:position="18.521cm" style:type="right"/>
        </style:tab-stops>
      </style:paragraph-properties>
      <style:text-properties fo:color="#000000" style:font-name="Century Schoolbook L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P3" style:family="paragraph" style:parent-style-name="Text_20_body">
      <style:paragraph-properties fo:margin-top="0cm" fo:margin-bottom="0cm" fo:line-height="150%" fo:text-align="start" style:justify-single-word="false"/>
    </style:style>
    <style:style style:name="P4" style:family="paragraph" style:parent-style-name="Text_20_body">
      <style:paragraph-properties fo:margin-top="0cm" fo:margin-bottom="0cm" fo:line-height="150%" fo:text-align="start" style:justify-single-word="false">
        <style:tab-stops>
          <style:tab-stop style:position="18.521cm" style:type="right"/>
        </style:tab-stops>
      </style:paragraph-properties>
    </style:style>
    <style:style style:name="P5" style:family="paragraph" style:parent-style-name="Text_20_body">
      <style:paragraph-properties fo:line-height="150%" fo:text-align="center" style:justify-single-word="false"/>
      <style:text-properties style:font-name="Century Schoolbook L" fo:font-size="12pt" fo:font-weight="bold" style:font-size-asian="12pt" style:font-size-complex="12pt"/>
    </style:style>
    <style:style style:name="P6" style:family="paragraph" style:parent-style-name="Text_20_body">
      <style:paragraph-properties fo:line-height="150%" fo:text-align="center" style:justify-single-word="false"/>
      <style:text-properties style:font-name="Century Schoolbook L" fo:font-size="13pt" fo:font-weight="bold" style:font-size-asian="13pt" style:font-size-complex="13pt"/>
    </style:style>
    <style:style style:name="P7" style:family="paragraph" style:parent-style-name="Text_20_body">
      <style:paragraph-properties fo:line-height="100%" fo:text-align="center" style:justify-single-word="false"/>
      <style:text-properties style:font-name="Century Schoolbook L" fo:font-size="13pt" fo:font-weight="bold" style:font-size-asian="13pt" style:font-size-complex="13pt"/>
    </style:style>
    <style:style style:name="P8" style:family="paragraph" style:parent-style-name="Text_20_body">
      <style:paragraph-properties fo:line-height="150%" fo:text-align="center" style:justify-single-word="false"/>
      <style:text-properties style:font-name="Century Schoolbook L"/>
    </style:style>
    <style:style style:name="P9" style:family="paragraph" style:parent-style-name="Text_20_body">
      <style:paragraph-properties fo:margin-left="1.529cm" fo:margin-right="1.529cm" fo:line-height="100%" fo:text-align="center" style:justify-single-word="false" fo:text-indent="0cm" style:auto-text-indent="false"/>
      <style:text-properties fo:font-variant="small-caps" style:font-name="Century Schoolbook L" fo:font-size="20pt" fo:font-weight="bold" style:font-size-asian="20pt" style:font-size-complex="20pt"/>
    </style:style>
    <style:style style:name="P1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4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5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6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7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8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style style:name="T1" style:family="text">
      <style:text-properties fo:color="#000000" style:font-name="Century Schoolbook L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font-name="Century Schoolbook L" fo:font-size="10pt" fo:language="fr" fo:country="FR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style:font-name="FreeMono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<draw:frame draw:style-name="fr1" draw:name="Image1" text:anchor-type="as-char" svg:width="5.239cm" svg:height="0.9cm" draw:z-index="0"><draw:image xlink:href="Pictures/10000200000000C6000000224AEE0685.gif" xlink:type="simple" xlink:show="embed" xlink:actuate="onLoad"/></draw:frame></text:p>
      <text:p text:style-name="P5">Département Informatique et Mathématiques Appliquées</text:p>
      <text:p text:style-name="P5"/>
      <text:p text:style-name="P6">Projet Long 2008</text:p>
      <text:p text:style-name="P7">__________</text:p>
      <text:p text:style-name="P7"/>
      <text:p text:style-name="P9">Administration autonome de serveurs sur la grille avec une machine virtuelle</text:p>
      <text:p text:style-name="P7"/>
      <text:p text:style-name="P7">Plan de test</text:p>
      <text:p text:style-name="P8"/>
      <text:p text:style-name="P8"/>
      <text:p text:style-name="P3"><text:a xlink:type="simple" xlink:href="mailto:jlouisy@etu.enseeiht.fr"><text:span text:style-name="T2">Responsable</text:span></text:a><text:a xlink:type="simple" xlink:href="mailto:jlouisy@etu.enseeiht.fr"><text:span text:style-name="T1"> : Daniel Hagimont - Professeur INPT/ENSEEIHT - Daniel.Hagimont@enseeiht.fr</text:span></text:a></text:p>
      <text:p text:style-name="P4"><text:a xlink:type="simple" xlink:href="mailto:jlouisy@etu.enseeiht.fr"><text:span text:style-name="T1"/></text:a></text:p>
      <text:p text:style-name="P4"><text:a xlink:type="simple" xlink:href="mailto:jlouisy@etu.enseeiht.fr"><text:span text:style-name="T2">Co-encadrant </text:span></text:a><text:a xlink:type="simple" xlink:href="mailto:jlouisy@etu.enseeiht.fr"><text:span text:style-name="T1">: Laurent Broto – Etudiant en thèse à l'UPS - Laurent.Broto@irit.fr</text:span></text:a></text:p>
      <text:p text:style-name="P2"/>
      <text:p text:style-name="P4"><text:a xlink:type="simple" xlink:href="mailto:jlouisy@etu.enseeiht.fr"><text:span text:style-name="T2">Superviseur industriel </text:span></text:a><text:a xlink:type="simple" xlink:href="mailto:jlouisy@etu.enseeiht.fr"><text:span text:style-name="T1">: Emmanuel Murzeau - emmanuel.murzeau@airbus.com</text:span></text:a></text:p>
      <text:p text:style-name="P4"><text:a xlink:type="simple" xlink:href="mailto:jlouisy@etu.enseeiht.fr"><text:span text:style-name="T1"/></text:a></text:p>
      <text:p text:style-name="P4"><text:a xlink:type="simple" xlink:href="mailto:jlouisy@etu.enseeiht.fr"><text:span text:style-name="T2">Chef de projet </text:span></text:a><text:a xlink:type="simple" xlink:href="mailto:jlouisy@etu.enseeiht.fr"><text:span text:style-name="T1">: Ezequiel Geremia - ezequiel.geremia@etu.enseeiht.fr</text:span></text:a></text:p>
      <text:p text:style-name="P4"><text:a xlink:type="simple" xlink:href="mailto:jlouisy@etu.enseeiht.fr"><text:span text:style-name="T2"/></text:a></text:p>
      <text:p text:style-name="P1"><text:a xlink:type="simple" xlink:href="mailto:jlouisy@etu.enseeiht.fr"><text:span text:style-name="T2">Etudiants </text:span></text:a><text:a xlink:type="simple" xlink:href="mailto:jlouisy@etu.enseeiht.fr"><text:span text:style-name="T1">: </text:span></text:a></text:p>
      <text:list text:style-name="L1">
        <text:list-item>
          <text:p text:style-name="P13"><text:a xlink:type="simple" xlink:href="mailto:jlouisy@etu.enseeiht.fr"><text:span text:style-name="T1">Julien Louisy</text:span></text:a></text:p>
        </text:list-item>
        <text:list-item>
          <text:p text:style-name="P13"><text:a xlink:type="simple" xlink:href="mailto:jlouisy@etu.enseeiht.fr"><text:span text:style-name="T1">Julien Clariond</text:span></text:a></text:p>
        </text:list-item>
        <text:list-item>
          <text:p text:style-name="P13"><text:a xlink:type="simple" xlink:href="mailto:jlouisy@etu.enseeiht.fr"><text:span text:style-name="T1">Hery Randriamanamihaga</text:span></text:a></text:p>
        </text:list-item>
        <text:list-item>
          <text:p text:style-name="P13"><text:a xlink:type="simple" xlink:href="mailto:jlouisy@etu.enseeiht.fr"><text:span text:style-name="T1">Ezequiel Geremia</text:span></text:a></text:p>
        </text:list-item>
        <text:list-item>
          <text:p text:style-name="P13"><text:a xlink:type="simple" xlink:href="mailto:jlouisy@etu.enseeiht.fr"><text:span text:style-name="T1">Mathieu Giorgino </text:span></text:a></text:p>
        </text:list-item>
      </text:list>
      <text:table-of-content text:style-name="Sect1" text:protected="true" text:name="Table des matières1">
        <text:table-of-content-source text:outline-level="1" text:use-index-marks="false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2">Sommaire</text:p>
          </text:index-title>
          <text:p text:style-name="P10">1 - Vérification de l'exigence EF1 <text:tab/>3</text:p>
          <text:p text:style-name="P10">2 - Vérification de l'exigence EF2<text:tab/>3</text:p>
          <text:p text:style-name="P10">3 - Vérification de l'exigence EF3<text:tab/>4</text:p>
          <text:p text:style-name="P10">4 - Verification de l'exigence EF4<text:tab/>5</text:p>
          <text:p text:style-name="P10">5 - Vérification de l'exigence EF5<text:tab/>5</text:p>
          <text:p text:style-name="P10">6 - Vérification de l'exigence EF6<text:tab/>6</text:p>
          <text:p text:style-name="P10">7 - Vérification de l'exigence EF7<text:tab/>6</text:p>
          <text:p text:style-name="P10">8 - Satisfaction des exigences EF8 à EF10<text:tab/>6</text:p>
          <text:p text:style-name="P10">9 - Satisfaction de l'exigence EF11<text:tab/>7</text:p>
        </text:index-body>
      </text:table-of-content>
      <text:p text:style-name="Standard"/>
      <text:h text:style-name="P11" text:outline-level="1" text:restart-numbering="true" text:start-value="1">Vérification de l'exigence EF1 </text:h>
      <text:h text:style-name="Heading_20_2" text:outline-level="2">Enoncé de l'exigence: </text:h>
      <text:p text:style-name="Text_20_body">La migration se fera par la commande xm migrate --live &lt;nom de VM&gt; &lt;machine destination&gt; 1.1- </text:p>
      <text:h text:style-name="Heading_20_2" text:outline-level="2">Prérequis: </text:h>
      <text:p text:style-name="Text_20_body">La machine hôte de départ héberge un Dom0 </text:p>
      <text:p text:style-name="Text_20_body">La machine hôte de destination héberge un Dom0 </text:p>
      <text:p text:style-name="Text_20_body">Les machines physiques sont localisé sur le même réseau local</text:p>
      <text:p text:style-name="Text_20_body">Une machine virtuelle est executée sur la machine de départ</text:p>
      <text:p text:style-name="Text_20_body"/>
      <text:p text:style-name="Text_20_body">Dans tous les cas de test suivant, on supposera que ces prérequis sont remplies</text:p>
      <text:h text:style-name="Heading_20_2" text:outline-level="2">Déroulement du test: </text:h>
      <text:p text:style-name="Text_20_body">Sur les deux machines hôtes, executer la commande <text:span text:style-name="T3">watch -n1 xm list </text:span></text:p>
      <text:p text:style-name="Text_20_body">Effectuer la migration en exécutant sur la machine hôte de départ la commande <text:span text:style-name="T3">migrate –-live &lt;Machine virtuelle&gt; &lt;hôte de destination&gt;</text:span> </text:p>
      <text:h text:style-name="Heading_20_2" text:outline-level="2">Résultats </text:h>
      <text:p text:style-name="Text_20_body">La machine virtuelle doit être localisé sur le système hôte de destination</text:p>
      <text:p text:style-name="Text_20_body">La machine virtuelle ne doit plus être localisé sur le système hôte de départ</text:p>
      <text:p text:style-name="Text_20_body"/>
      <text:h text:style-name="Heading_20_1" text:outline-level="1">Vérification de l'exigence EF2</text:h>
      <text:h text:style-name="Heading_20_2" text:outline-level="2">Enoncé de l'exigence:</text:h>
      <text:p text:style-name="Text_20_body">La migration conservera les connexions TCP</text:p>
      <text:h text:style-name="Heading_20_2" text:outline-level="2">Principe du test:</text:h>
      <text:p text:style-name="Text_20_body">Migration d'un serveur de streaming avec un client connecté</text:p>
      <text:h text:style-name="Heading_20_2" text:outline-level="2"><text:soft-page-break/>Prérequis:</text:h>
      <text:p text:style-name="Text_20_body">Une machine virtuelle héberge un serveur de streaming<text:line-break/>Un client est capable de lire un fichier en streaming sur le serveur<text:line-break/>L'exigence EF1 est satisfaite, c'est-à-dire que la machine virtuelle est capable de migrer</text:p>
      <text:h text:style-name="Heading_20_2" text:outline-level="2">Déroulement du test:</text:h>
      <text:p text:style-name="Text_20_body">Le client lit les données sur le serveur en streaming<text:line-break/>Avant la fin de la lecture streaming, la migration de la machine virtuelle vers le hôte de destination est initée</text:p>
      <text:p text:style-name="Text_20_body"/>
      <text:h text:style-name="Heading_20_2" text:outline-level="2">Résultats attendus:</text:h>
      <text:p text:style-name="Text_20_body">Chez le client, aucune interruption du service de Streaming ne doit être constaté</text:p>
      <text:p text:style-name="Text_20_body"/>
      <text:h text:style-name="Heading_20_1" text:outline-level="1">Vérification de l'exigence EF3</text:h>
      <text:h text:style-name="Heading_20_2" text:outline-level="2">Enoncé de l'exigence:</text:h>
      <text:p text:style-name="Text_20_body">La migration s'exécutera sans altération des calculs s'effectuant sur la machine virtuelle migrée</text:p>
      <text:h text:style-name="Heading_20_2" text:outline-level="2">Principe du test:</text:h>
      <text:p text:style-name="Text_20_body">Un programme qui effectue un calcul est executée sur une machine virtuelle. Cette machine virtuelle effectue une migration</text:p>
      <text:h text:style-name="Heading_20_2" text:outline-level="2">Prérequis</text:h>
      <text:p text:style-name="Text_20_body">La machine virtuelle execute le programme de test<text:line-break/>L'exigence EF1 est satisfaite</text:p>
      <text:h text:style-name="Heading_20_2" text:outline-level="2">Description du programme de test</text:h>
      <text:p text:style-name="Text_20_body">Le programme effectue une énumération de 1 à 10<text:line-break/>Entre chaque pas de la numérotation, le programme temporise (1 sec)<text:line-break/>La sortie du programme s'effectue vers un fichier</text:p>
      <text:h text:style-name="Heading_20_2" text:outline-level="2">Déroulement du test</text:h>
      <text:p text:style-name="Text_20_body">Le programme de test est executée entièrement sur une machine virtuelle sans migration<text:line-break/><text:soft-page-break/>Le programme de test est executée sur une machine virtuelle. Avant la fin de l'execution du programme, la machine virtuelle migre sur le hôte de destination.</text:p>
      <text:h text:style-name="Heading_20_2" text:outline-level="2">Résultats</text:h>
      <text:p text:style-name="Text_20_body">La comparaison des fichiers de sortie dans les deux cas ne doit faire ressortir aucune différence</text:p>
      <text:h text:style-name="Heading_20_1" text:outline-level="1">Vérification de l'exigence EF4</text:h>
      <text:h text:style-name="Heading_20_2" text:outline-level="2">Énoncé de l'exigence:</text:h>
      <text:p text:style-name="Text_20_body">La migration s'effectuera quelle que soit la charge CPU de la machine hôte</text:p>
      <text:h text:style-name="Heading_20_2" text:outline-level="2">Prérequis:</text:h>
      <text:p text:style-name="Text_20_body">L'exigence EF1 est satisfaite<text:line-break/>Un programme P nécessitant beaucoup de ressources CPU (eclipse?) peut être exécutée sur la machine virtuelle<text:line-break/>La machine hôte peut exécuter plusieurs programmes utilisant des ressources CPU</text:p>
      <text:h text:style-name="Heading_20_2" text:outline-level="2">Déroulement du test:</text:h>
      <text:p text:style-name="Text_20_body">Le programme P est le seul à consommer les ressources CPU, une migration est initiée<text:line-break/>La machine hôte consomme entre 50% et 60% des ressources CPU en plus des ressources consommées par le programme P, une migration est initiée<text:line-break/>Les ressources consommées par la machine hôte et le programme P s'élèvent à au moins 90%, une migration est initiée</text:p>
      <text:h text:style-name="Heading_20_2" text:outline-level="2">Résultats</text:h>
      <text:p text:style-name="Text_20_body">Dans chacun des cas de test décrits, la migration s'effectue correctement (cf §1.3)</text:p>
      <text:h text:style-name="Heading_20_1" text:outline-level="1">Vérification de l'exigence EF5</text:h>
      <text:h text:style-name="Heading_20_2" text:outline-level="2">Énoncé de l'exigence:</text:h>
      <text:p text:style-name="Text_20_body">L'étude devra fournir une mesure de la durée de migration</text:p>
      <text:h text:style-name="Heading_20_2" text:outline-level="2">Déroulement du test:</text:h>
      <text:p text:style-name="Text_20_body">Calculer le temps d'aller retour d'une VM </text:p>
      <text:p text:style-name="Text_20_body">Calculer le temps d'aller retour d'un appel RMI </text:p>
      <text:p text:style-name="Text_20_body"><text:soft-page-break/>Comparer </text:p>
      <text:h text:style-name="Heading_20_1" text:outline-level="1">Vérification de l'exigence EF6</text:h>
      <text:h text:style-name="Heading_20_2" text:outline-level="2">Énoncé de l'exigence:</text:h>
      <text:p text:style-name="Text_20_body">L'étude devra fournir une mesure du délai introduit par la migration</text:p>
      <text:h text:style-name="Heading_20_2" text:outline-level="2">Déroulement du test:</text:h>
      <text:p text:style-name="Text_20_body">Calculer la durée d'execution d'une application sur un DomU avec un aller retour </text:p>
      <text:p text:style-name="Text_20_body">Calculer la même chose en local </text:p>
      <text:p text:style-name="Text_20_body">Comparer </text:p>
      <text:h text:style-name="Heading_20_1" text:outline-level="1">Vérification de l'exigence EF7</text:h>
      <text:h text:style-name="Heading_20_2" text:outline-level="2">Énoncé de l'exigence:</text:h>
      <text:p text:style-name="Text_20_body">L'étude devra fournir une mesure de la durée d'interruption de service lors de la migration</text:p>
      <text:h text:style-name="Heading_20_2" text:outline-level="2">Déroulement du test:</text:h>
      <text:p text:style-name="Text_20_body">Une applicatoin, sur le domU à migrer, ping N fois une autre sur son dom0. </text:p>
      <text:p text:style-name="Text_20_body">Délaid'interruption de service = différence entre ping envoyés et pings reçus </text:p>
      <text:h text:style-name="Heading_20_1" text:outline-level="1">Satisfaction des exigences EF8 à EF10</text:h>
      <text:h text:style-name="Heading_20_2" text:outline-level="2">Énoncé des exigences:</text:h>
      <text:p text:style-name="Text_20_body">La migration effectuée avec Tune devra satisfaire l'exigence EF2<text:line-break/>La migration effectuée avec Tune devra satisfaire l'exigence EF3<text:line-break/>La migration effectuée avec Tune devra satisfaire l'exigence EF4</text:p>
      <text:h text:style-name="Heading_20_2" text:outline-level="2">Déroulement des tests:</text:h>
      <text:p text:style-name="Text_20_body">Pour chaque exigence, refaire chacun des test de satisfactions des exigences EF1 à EF8 dans une architecture autonome administrée par Tune</text:p>
      <text:h text:style-name="Heading_20_2" text:outline-level="2">Résultat des tests:</text:h>
      <text:p text:style-name="Text_20_body">Chacun des tests effectué pour chaque exigence devra se dérouler correctement </text:p>
      <text:p text:style-name="Text_20_body"><text:soft-page-break/></text:p>
      <text:h text:style-name="Heading_20_1" text:outline-level="1">Satisfaction de l'exigence EF11</text:h>
      <text:h text:style-name="Heading_20_2" text:outline-level="2">Énoncé de l'exigence:</text:h>
      <text:p text:style-name="Text_20_body">La migration effectuée avec Tune devra être autonome </text:p>
      <text:h text:style-name="Heading_20_2" text:outline-level="2">Prérequis:</text:h>
      <text:p text:style-name="Text_20_body">Le programme de test sera une boucle s'exécutant continuellement pendant une durée prédéterminée.</text:p>
      <text:h text:style-name="Heading_20_2" text:outline-level="2">Déroulement des tests:</text:h>
      <text:p text:style-name="Text_20_body">Un certain nombre de machines virtuelles hébergeant le programme de test sont ajoutées.</text:p>
      <text:h text:style-name="Heading_20_2" text:outline-level="2">Résultat des tests:</text:h>
      <text:p text:style-name="Text_20_body">L'environnement intégré dans Tune doit évaluer dans le sens d'un équilibrage des charges CPU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reeMono" svg:font-family="FreeMono, monospace"/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fr" fo:country="FR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499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1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" style:num-format="1">
        <style:list-level-properties text:min-label-distance="0.381cm"/>
      </text:outline-level-style>
      <text:outline-level-style text:level="2" style:num-suffix=" -" style:num-format="1" text:display-levels="2">
        <style:list-level-properties text:min-label-distance="0.381cm"/>
      </text:outline-level-style>
      <text:outline-level-style text:level="3" style:num-suffix=" -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suffix=".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4</text:page-number> /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dminxen</meta:initial-creator>
    <meta:creation-date>2008-02-07T12:18:15</meta:creation-date>
    <dc:creator>adminxen</dc:creator>
    <dc:date>2008-02-11T08:42:53</dc:date>
    <meta:editing-cycles>12</meta:editing-cycles>
    <meta:editing-duration>PT5H23M18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7" meta:paragraph-count="111" meta:word-count="905" meta:character-count="5915"/>
  </office:meta>
</office:document-meta>
</file>